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5.7542in" table:align="left" style:shadow="none"/>
    </style:style>
    <style:style style:name="Table7.A" style:family="table-column">
      <style:table-column-properties style:column-width="0.8167in"/>
    </style:style>
    <style:style style:name="Table7.B" style:family="table-column">
      <style:table-column-properties style:column-width="0.5493in"/>
    </style:style>
    <style:style style:name="Table7.E" style:family="table-column">
      <style:table-column-properties style:column-width="0.5431in"/>
    </style:style>
    <style:style style:name="Table7.A1" style:family="table-cell">
      <style:table-cell-properties fo:padding="0.0382in" fo:border="1.05pt solid #000000"/>
    </style:style>
    <style:style style:name="Table7.B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1.05pt solid #000000" fo:border-right="1.05pt solid #000000" fo:border-top="none" fo:border-bottom="1.05pt solid #000000"/>
    </style:style>
    <style:style style:name="Table7.B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Table8" style:family="table">
      <style:table-properties style:width="4.0625in" table:align="left" style:shadow="none"/>
    </style:style>
    <style:style style:name="Table8.A" style:family="table-column">
      <style:table-column-properties style:column-width="0.7667in"/>
    </style:style>
    <style:style style:name="Table8.B" style:family="table-column">
      <style:table-column-properties style:column-width="0.5493in"/>
    </style:style>
    <style:style style:name="Table8.A1" style:family="table-cell">
      <style:table-cell-properties fo:padding="0.0382in" fo:border="1.05pt solid #000000"/>
    </style:style>
    <style:style style:name="Table8.B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1.05pt solid #000000" fo:border-right="1.05pt solid #000000" fo:border-top="none" fo:border-bottom="1.05pt solid #000000"/>
    </style:style>
    <style:style style:name="Table8.B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4.0625in" table:align="left" style:shadow="none"/>
    </style:style>
    <style:style style:name="Table9.A" style:family="table-column">
      <style:table-column-properties style:column-width="0.7667in"/>
    </style:style>
    <style:style style:name="Table9.B" style:family="table-column">
      <style:table-column-properties style:column-width="0.5493in"/>
    </style:style>
    <style:style style:name="Table9.A1" style:family="table-cell">
      <style:table-cell-properties fo:padding="0.0382in" fo:border="1.05pt solid #000000"/>
    </style:style>
    <style:style style:name="Table9.B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1.05pt solid #000000" fo:border-right="1.05pt solid #000000" fo:border-top="none" fo:border-bottom="1.05pt solid #000000"/>
    </style:style>
    <style:style style:name="Table9.B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CA" fo:font-weight="bold" style:font-size-asian="10.5pt" style:font-weight-asian="bold" style:font-weight-complex="bold"/>
    </style:style>
    <style:style style:name="P2" style:family="paragraph" style:parent-style-name="Standard">
      <style:paragraph-properties fo:line-height="150%"/>
      <style:text-properties fo:language="en" fo:country="CA" style:font-size-asian="10.5pt"/>
    </style:style>
    <style:style style:name="P3" style:family="paragraph" style:parent-style-name="Standard" style:list-style-name="L3">
      <style:paragraph-properties fo:line-height="150%"/>
      <style:text-properties fo:language="en" fo:country="CA" style:font-size-asian="10.5pt"/>
    </style:style>
    <style:style style:name="P4" style:family="paragraph" style:parent-style-name="Standard">
      <style:paragraph-properties fo:line-height="150%"/>
      <style:text-properties fo:font-size="14pt" fo:language="en" fo:country="CA" fo:font-weight="bold" style:font-size-asian="14pt" style:font-weight-asian="bold" style:font-size-complex="14pt" style:font-weight-complex="bold"/>
    </style:style>
    <style:style style:name="P5" style:family="paragraph" style:parent-style-name="Standard">
      <style:paragraph-properties fo:break-before="page"/>
      <style:text-properties fo:language="en" fo:country="CA" style:font-size-asian="10.5pt"/>
    </style:style>
    <style:style style:name="P6" style:family="paragraph" style:parent-style-name="Table_20_Contents">
      <style:paragraph-properties fo:line-height="150%"/>
      <style:text-properties style:font-size-asian="10.5pt"/>
    </style:style>
    <style:style style:name="P7" style:family="paragraph" style:parent-style-name="Table_20_Contents">
      <style:paragraph-properties fo:line-height="150%"/>
      <style:text-properties fo:font-weight="bold" style:font-size-asian="10.5pt"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Osgood</text:p>
      <text:p text:style-name="P1">CMPUT 466</text:p>
      <text:p text:style-name="P1">Assignment 3</text:p>
      <text:p text:style-name="P1"/>
      <text:p text:style-name="P1">Language used: Matlab</text:p>
      <text:p text:style-name="P5"/>
      <text:p text:style-name="P4">Learning Algorithm:</text:p>
      <text:p text:style-name="P2"/>
      <text:p text:style-name="P2">The learner method implemented was the fast scalar vector machine algorithm provided by Dr. Schuurmans. Because this problem is an instance of multiclass classification, I decided it would be best to use a corresponding method for solving such problems. In addition, since time efficiency is important for this assignment, a fast algorithm should be used rather than a more precise, but more time consuming, algorithm that may not even finish within the specified time parameters. Running the faster algorithm would also give more time to use complexity control methods. Dr. Schuurmans' fast SVM solver was fast (i.e. using the proper parameters, it solved the problem within the specified time limits) and did not require much extra tinkering to function properly for this data.</text:p>
      <text:p text:style-name="P2"/>
      <text:p text:style-name="P4">Programming Language:</text:p>
      <text:p text:style-name="P2"/>
      <text:p text:style-name="P2">The next decision to make was whether to use Octave or Matlab to run the learners. Running the fast SVM solver on the given data with the Gaussian kernel with a sigma of 5 and a beta of 0.1 gave:</text:p>
      <text:p text:style-name="P2">7.4792 seconds for Octave and</text:p>
      <text:p text:style-name="P2">4.5361 seconds for Matlab.</text:p>
      <text:p text:style-name="P2">Therefore, I chose Matlab for this assignment.</text:p>
      <text:p text:style-name="P2"/>
      <text:p text:style-name="P4">Kernel Transformation:</text:p>
      <text:p text:style-name="P2"/>
      <text:p text:style-name="P2">The choice of a Gaussian kernel transformation was obvious after the linear kernel transformation, the polynomial transformation of degree 1, and the polynomial transformation of degree 2 did not complete within 15 minutes, thus rendering them infeasible for this assignment. As specified above, the <text:s/>Gaussian kernel transformation with the previously defined parameters (sigma = 5 and beta = 0.1) ran in less than 5 seconds.</text:p>
      <text:p text:style-name="P2"/>
      <text:p text:style-name="P4">Sigma:</text:p>
      <text:p text:style-name="P2"/>
      <text:p text:style-name="P2">To choose a good sigma for the Gaussian kernel transformation, I used cross validation with 10 partitions. These partitions were spread equally among the 7 classes in the training data. I ran the CV-<text:soft-page-break/>10 algorithm several times to narrow the search space and find the sigma value that gave the greatest accuracy. The results are summarized below (accuracy is the mean of the correct results on test data over the 10 partitions):</text:p>
      <text:p text:style-name="P2"/>
      <table:table table:name="Table8" table:style-name="Table8">
        <table:table-column table:style-name="Table8.A"/>
        <table:table-column table:style-name="Table8.B" table:number-columns-repeated="6"/>
        <table:table-row>
          <table:table-cell table:style-name="Table8.A1" office:value-type="string">
            <text:p text:style-name="P7">Sigma</text:p>
          </table:table-cell>
          <table:table-cell table:style-name="Table8.B1" office:value-type="string">
            <text:p text:style-name="P7">0.1</text:p>
          </table:table-cell>
          <table:table-cell table:style-name="Table8.B1" office:value-type="string">
            <text:p text:style-name="P7">1.0</text:p>
          </table:table-cell>
          <table:table-cell table:style-name="Table8.B1" office:value-type="string">
            <text:p text:style-name="P7">5.0</text:p>
          </table:table-cell>
          <table:table-cell table:style-name="Table8.B1" office:value-type="string">
            <text:p text:style-name="P7">7.5</text:p>
          </table:table-cell>
          <table:table-cell table:style-name="Table8.B1" office:value-type="string">
            <text:p text:style-name="P7">9.5</text:p>
          </table:table-cell>
          <table:table-cell table:style-name="Table8.G1" office:value-type="string">
            <text:p text:style-name="P7">10.0</text:p>
          </table:table-cell>
        </table:table-row>
        <table:table-row>
          <table:table-cell table:style-name="Table8.A2" office:value-type="string">
            <text:p text:style-name="P7">Accuracy</text:p>
          </table:table-cell>
          <table:table-cell table:style-name="Table8.B2" office:value-type="string">
            <text:p text:style-name="P6">0.1429</text:p>
          </table:table-cell>
          <table:table-cell table:style-name="Table8.B2" office:value-type="string">
            <text:p text:style-name="P6">0.1947</text:p>
          </table:table-cell>
          <table:table-cell table:style-name="Table8.B2" office:value-type="string">
            <text:p text:style-name="P6">0.1961</text:p>
          </table:table-cell>
          <table:table-cell table:style-name="Table8.B2" office:value-type="string">
            <text:p text:style-name="P6">0.2041</text:p>
          </table:table-cell>
          <table:table-cell table:style-name="Table8.B2" office:value-type="string">
            <text:p text:style-name="P6">0.2070</text:p>
          </table:table-cell>
          <table:table-cell table:style-name="Table8.G2" office:value-type="string">
            <text:p text:style-name="P6">0.2066</text:p>
          </table:table-cell>
        </table:table-row>
      </table:table>
      <text:p text:style-name="P2"/>
      <table:table table:name="Table9" table:style-name="Table9">
        <table:table-column table:style-name="Table9.A"/>
        <table:table-column table:style-name="Table9.B" table:number-columns-repeated="6"/>
        <table:table-row>
          <table:table-cell table:style-name="Table9.A1" office:value-type="string">
            <text:p text:style-name="P7">Sigma</text:p>
          </table:table-cell>
          <table:table-cell table:style-name="Table9.B1" office:value-type="string">
            <text:p text:style-name="P7">10.5</text:p>
          </table:table-cell>
          <table:table-cell table:style-name="Table9.B1" office:value-type="string">
            <text:p text:style-name="P7">11.0</text:p>
          </table:table-cell>
          <table:table-cell table:style-name="Table9.B1" office:value-type="string">
            <text:p text:style-name="P7">11.5</text:p>
          </table:table-cell>
          <table:table-cell table:style-name="Table9.B1" office:value-type="string">
            <text:p text:style-name="P7">12.0</text:p>
          </table:table-cell>
          <table:table-cell table:style-name="Table9.B1" office:value-type="string">
            <text:p text:style-name="P7">13.5</text:p>
          </table:table-cell>
          <table:table-cell table:style-name="Table9.G1" office:value-type="string">
            <text:p text:style-name="P7">15.0</text:p>
          </table:table-cell>
        </table:table-row>
        <table:table-row>
          <table:table-cell table:style-name="Table9.A2" office:value-type="string">
            <text:p text:style-name="P7">Accuracy</text:p>
          </table:table-cell>
          <table:table-cell table:style-name="Table9.B2" office:value-type="string">
            <text:p text:style-name="P6">0.2066</text:p>
          </table:table-cell>
          <table:table-cell table:style-name="Table9.B2" office:value-type="string">
            <text:p text:style-name="P6">0.2070</text:p>
          </table:table-cell>
          <table:table-cell table:style-name="Table9.B2" office:value-type="string">
            <text:p text:style-name="P6">0.2065</text:p>
          </table:table-cell>
          <table:table-cell table:style-name="Table9.B2" office:value-type="string">
            <text:p text:style-name="P6">0.2067</text:p>
          </table:table-cell>
          <table:table-cell table:style-name="Table9.B2" office:value-type="string">
            <text:p text:style-name="P6">0.2024</text:p>
          </table:table-cell>
          <table:table-cell table:style-name="Table9.G2" office:value-type="string">
            <text:p text:style-name="P6">0.2017</text:p>
          </table:table-cell>
        </table:table-row>
      </table:table>
      <text:p text:style-name="P2"/>
      <text:p text:style-name="P2">According to CV-10, the best sigma value is 9.5 or 11.0. The sigma value chosen (arbitrarily) for the remainder of the testing was 9.5.</text:p>
      <text:p text:style-name="P2"/>
      <text:p text:style-name="P4">Beta:</text:p>
      <text:p text:style-name="P2"/>
      <text:p text:style-name="P2">CV-10 was also used to determine the best value for the weight of the regularizer (beta). The process used to find the best beta was very similar to that of finding the best sigma value. The results are summarized below:</text:p>
      <text:p text:style-name="P2"/>
      <table:table table:name="Table7" table:style-name="Table7">
        <table:table-column table:style-name="Table7.A"/>
        <table:table-column table:style-name="Table7.B" table:number-columns-repeated="3"/>
        <table:table-column table:style-name="Table7.E"/>
        <table:table-column table:style-name="Table7.B" table:number-columns-repeated="5"/>
        <table:table-row>
          <table:table-cell table:style-name="Table7.A1" office:value-type="string">
            <text:p text:style-name="P7">Beta</text:p>
          </table:table-cell>
          <table:table-cell table:style-name="Table7.B1" office:value-type="string">
            <text:p text:style-name="P7">0.01</text:p>
          </table:table-cell>
          <table:table-cell table:style-name="Table7.B1" office:value-type="string">
            <text:p text:style-name="P7">0.25</text:p>
          </table:table-cell>
          <table:table-cell table:style-name="Table7.B1" office:value-type="string">
            <text:p text:style-name="P7">0.50</text:p>
          </table:table-cell>
          <table:table-cell table:style-name="Table7.B1" office:value-type="string">
            <text:p text:style-name="P7">0.75</text:p>
          </table:table-cell>
          <table:table-cell table:style-name="Table7.B1" office:value-type="string">
            <text:p text:style-name="P7">0.95</text:p>
          </table:table-cell>
          <table:table-cell table:style-name="Table7.B1" office:value-type="string">
            <text:p text:style-name="P7">0.975</text:p>
          </table:table-cell>
          <table:table-cell table:style-name="Table7.B1" office:value-type="string">
            <text:p text:style-name="P7">1.00</text:p>
          </table:table-cell>
          <table:table-cell table:style-name="Table7.B1" office:value-type="string">
            <text:p text:style-name="P7">1.50</text:p>
          </table:table-cell>
          <table:table-cell table:style-name="Table7.J1" office:value-type="string">
            <text:p text:style-name="P7">5.00</text:p>
          </table:table-cell>
        </table:table-row>
        <table:table-row>
          <table:table-cell table:style-name="Table7.A2" office:value-type="string">
            <text:p text:style-name="P7">Accuracy</text:p>
          </table:table-cell>
          <table:table-cell table:style-name="Table7.B2" office:value-type="string">
            <text:p text:style-name="P6">0.2069</text:p>
          </table:table-cell>
          <table:table-cell table:style-name="Table7.B2" office:value-type="string">
            <text:p text:style-name="P6">0.2070</text:p>
          </table:table-cell>
          <table:table-cell table:style-name="Table7.B2" office:value-type="string">
            <text:p text:style-name="P6">0.2065</text:p>
          </table:table-cell>
          <table:table-cell table:style-name="Table7.B2" office:value-type="string">
            <text:p text:style-name="P6">0.2110</text:p>
          </table:table-cell>
          <table:table-cell table:style-name="Table7.B2" office:value-type="string">
            <text:p text:style-name="P6">0.2120</text:p>
          </table:table-cell>
          <table:table-cell table:style-name="Table7.B2" office:value-type="string">
            <text:p text:style-name="P6">0.2120</text:p>
          </table:table-cell>
          <table:table-cell table:style-name="Table7.B2" office:value-type="string">
            <text:p text:style-name="P6">0.2123</text:p>
          </table:table-cell>
          <table:table-cell table:style-name="Table7.B2" office:value-type="string">
            <text:p text:style-name="P6">0.2108</text:p>
          </table:table-cell>
          <table:table-cell table:style-name="Table7.J2" office:value-type="string">
            <text:p text:style-name="P6">0.2106</text:p>
          </table:table-cell>
        </table:table-row>
      </table:table>
      <text:p text:style-name="P2"/>
      <text:p text:style-name="P2">According to CV-10 the best beta value is 1.00.</text:p>
      <text:p text:style-name="P2"/>
      <text:p text:style-name="P4">Final Results:</text:p>
      <text:p text:style-name="P2"/>
      <text:p text:style-name="P2">Using the following configuration:</text:p>
      <text:list xml:id="list1819563033" text:style-name="L3">
        <text:list-item>
          <text:p text:style-name="P3">fast SVM solver</text:p>
        </text:list-item>
        <text:list-item>
          <text:p text:style-name="P3">Gaussian kernel transformation</text:p>
        </text:list-item>
        <text:list-item>
          <text:p text:style-name="P3">sigma of 9.5</text:p>
        </text:list-item>
        <text:list-item>
          <text:p text:style-name="P3">beta of 1</text:p>
        </text:list-item>
      </text:list>
      <text:p text:style-name="P2">I obtained 0.9962 accuracy using the given data as both the training and testing sets. Regularization due <text:soft-page-break/>to a non-zero beta accounts for the accuracy not being 1.0000. The average total time (over 10 runs) for the learning and classifying on the lab machines was 121.0179 seconds. However, these times ranged from between 104.9544 seconds to 142.1210 seconds, indicating that the fast SVM learning algorithm may not be that stable in terms of time effici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Osgood</meta:initial-creator>
    <meta:creation-date>2012-09-26T19:39:23</meta:creation-date>
    <dc:date>2012-11-14T21:03:46</dc:date>
    <meta:editing-duration>PT16H17M3S</meta:editing-duration>
    <meta:editing-cycles>66</meta:editing-cycles>
    <meta:generator>LibreOffice/3.5$Linux_X86_64 LibreOffice_project/350m1$Build-2</meta:generator>
    <dc:creator>James Osgood</dc:creator>
    <meta:document-statistic meta:table-count="3" meta:image-count="0" meta:object-count="0" meta:page-count="4" meta:paragraph-count="74" meta:word-count="551" meta:character-count="3277" meta:non-whitespace-character-count="2803"/>
  </office:meta>
</office:document-meta>
</file>